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3ac20" officeooo:paragraph-rsid="0003ac20"/>
    </style:style>
    <style:style style:name="P2" style:family="paragraph" style:parent-style-name="Standard">
      <style:text-properties officeooo:rsid="0005a34b" officeooo:paragraph-rsid="0005a34b"/>
    </style:style>
    <style:style style:name="P3" style:family="paragraph" style:parent-style-name="Standard">
      <style:text-properties officeooo:rsid="0006a944" officeooo:paragraph-rsid="0006a944"/>
    </style:style>
    <style:style style:name="P4" style:family="paragraph" style:parent-style-name="Standard">
      <style:text-properties officeooo:rsid="0008d47a" officeooo:paragraph-rsid="0008d47a"/>
    </style:style>
    <style:style style:name="P5" style:family="paragraph" style:parent-style-name="Standard">
      <style:text-properties fo:font-weight="bold" style:font-weight-asian="bold" style:font-weight-complex="bold"/>
    </style:style>
    <style:style style:name="P6" style:family="paragraph" style:parent-style-name="Standard" style:list-style-name="L1">
      <style:text-properties fo:font-weight="bold" style:font-weight-asian="bold" style:font-weight-complex="bold"/>
    </style:style>
    <style:style style:name="T1" style:family="text">
      <style:text-properties officeooo:rsid="0008d47a"/>
    </style:style>
    <style:style style:name="T2" style:family="text">
      <style:text-properties officeooo:rsid="000acdd4"/>
    </style:style>
    <style:style style:name="T3" style:family="text">
      <style:text-properties officeooo:rsid="000caf7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xml:id="list478917081" text:style-name="L1">
        <text:list-item>
          <text:p text:style-name="P6">Did you accomplish everything you wanted in the project?</text:p>
        </text:list-item>
      </text:list>
      <text:p text:style-name="Standard"/>
      <text:p text:style-name="P4">No, unfortunately I did not. I really had been hoping to setup unit movement via arrow-keys and the establishment of a unity but that was impossible due to my problem with selecting units. <text:span text:style-name="T2">I had also intended to fully implement save &amp; load functionality and I am convinced that it would have worked had this other thing worked.</text:span></text:p>
      <text:p text:style-name="P5"/>
      <text:list xml:id="list161249259195611" text:continue-numbering="true" text:style-name="L1">
        <text:list-item>
          <text:p text:style-name="P6">What did you have to change from your original proposal/plan? (What did you fail to plan for, or mis-planned?) </text:p>
        </text:list-item>
      </text:list>
      <text:p text:style-name="P2">Mostly the organization and the classes I would end up using. I did not plan for a MapDisplay class but that eventually became a significant part of the program. There had also been very little planning on how units, terrain, terrain features would work. <text:span text:style-name="T1">I thought that, at first, these things would be tied to the tile. So a tile, which a world-map is made up of, would have the characteristics of terrain-feature, unit, and then the other things. Problems arose when I decided that each unit would have a player object as an “owner” because then, I thought, maybe each player object would have a list of their units. </text:span></text:p>
      <text:p text:style-name="Standard"/>
      <text:p text:style-name="Standard"/>
      <text:list xml:id="list161248321208956" text:continue-numbering="true" text:style-name="L1">
        <text:list-item>
          <text:p text:style-name="P6">What was the toughest part of the final? </text:p>
        </text:list-item>
      </text:list>
      <text:p text:style-name="Standard"/>
      <text:p text:style-name="P4">Initially my difficulty had been displaying the images for the terrain, the terrain features and units on top of each other. But that difficulty was actually nothing in comparison to the issue of trying to get the object of the unit when clicking on the unit’s image. I was able to make event handlers for the individual unit imageviews but was unable to get the unit at that coordinate. </text:p>
      <text:p text:style-name="Standard"/>
      <text:list xml:id="list161247807650208" text:continue-numbering="true" text:style-name="L1">
        <text:list-item>
          <text:p text:style-name="P6">What did you wish you knew better going into the final? </text:p>
        </text:list-item>
      </text:list>
      <text:p text:style-name="P3">At one point I had created an event handler for all the imageviews that represented units. I was then trying to make it so that I could print the x and y location of the unit by clicking </text:p>
      <text:p text:style-name="Standard"/>
      <text:p text:style-name="Standard"/>
      <text:list xml:id="list161249424520471" text:continue-numbering="true" text:style-name="L1">
        <text:list-item>
          <text:p text:style-name="P6">What features could be added to your project? </text:p>
        </text:list-item>
      </text:list>
      <text:p text:style-name="Standard"/>
      <text:p text:style-name="P4">Hotseat multiplayer and AI play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3ac20" officeooo:paragraph-rsid="0003ac20"/>
    </style:style>
    <style:style style:name="MT1" style:family="text">
      <style:text-properties officeooo:rsid="000caf7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eth G. R. Herendeen</text:p>
        <text:p text:style-name="MP1"><text:span text:style-name="MT1">24</text:span> December, 20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th Herendeen</meta:initial-creator>
    <meta:creation-date>2017-12-20T22:31:47.562000000</meta:creation-date>
    <dc:date>2017-12-24T16:12:47.309000000</dc:date>
    <meta:editing-duration>PT34M30S</meta:editing-duration>
    <meta:editing-cycles>6</meta:editing-cycles>
    <meta:generator>LibreOffice/5.4.3.2$Windows_X86_64 LibreOffice_project/92a7159f7e4af62137622921e809f8546db437e5</meta:generator>
    <dc:creator>Seth Herendeen</dc:creator>
    <meta:document-statistic meta:table-count="0" meta:image-count="0" meta:object-count="0" meta:page-count="1" meta:paragraph-count="12" meta:word-count="347" meta:character-count="1913" meta:non-whitespace-character-count="1576"/>
  </office:meta>
</office:document-meta>
</file>